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-Level Synology + Home Assistant Surveillance System</text:h>
      <text:p text:style-name="Standard">High-reliability surveillance system compatible with Synology Surveillance Station and Home Assistant Yellow (via Frigate). Cameras selected are 4K+, ONVIF-compliant, and suited for local AI event recognition.</text:p>
      <text:h text:style-name="Heading_20_2" text:outline-level="2">2 x Front Doors (integrated camera + doorbell) – Amcrest AD410</text:h>
      <text:p text:style-name="Standard">• Key Features:</text:p>
      <text:p text:style-name="Standard">- Form factor must include physical doorbell + integrated camera</text:p>
      <text:p text:style-name="Standard">- 2-way audio required for guest interaction</text:p>
      <text:p text:style-name="Standard">- Face clarity optimized for close-range, high-contrast lighting</text:p>
      <text:p text:style-name="Standard">- Color night vision preferred if porch light is off</text:p>
      <text:p text:style-name="Standard">• Estimated Cost: &lt; $200 each</text:p>
      <text:p text:style-name="Standard">• Integration: ONVIF (limited), RTSP, Frigate-compatible via snapshot/stream</text:p>
      <text:h text:style-name="Heading_20_2" text:outline-level="2">1 x Driveway (hidden in artificial rock) – Axis Q1798-LE</text:h>
      <text:p text:style-name="Standard">• Key Features:</text:p>
      <text:p text:style-name="Standard">- Moving license plate legibility at night (1" sensor)</text:p>
      <text:p text:style-name="Standard">- Wide Dynamic Range, IR ≥ 40ft, weather-sealed dome</text:p>
      <text:p text:style-name="Standard">- Must mount inside custom enclosure with clear view to street</text:p>
      <text:p text:style-name="Standard">• Estimated Cost: $900–1,100</text:p>
      <text:p text:style-name="Standard">• Integration: Full ONVIF, HTTPS, Synology + Frigate verified</text:p>
      <text:h text:style-name="Heading_20_2" text:outline-level="2">1 x Side Path (12ft high, 6x6 post) – Hanwha PNV-A9081R</text:h>
      <text:p text:style-name="Standard">• Key Features:</text:p>
      <text:p text:style-name="Standard">- Covers side yard and stairs with wide-angle view</text:p>
      <text:p text:style-name="Standard">- 4K AI Dome, object classification: face, person, vehicle</text:p>
      <text:p text:style-name="Standard">- Varifocal lens allows framing adjustment</text:p>
      <text:p text:style-name="Standard">• Estimated Cost: $600–750</text:p>
      <text:p text:style-name="Standard">• Integration: Full ONVIF, HTTPS, Synology + Frigate</text:p>
      <text:h text:style-name="Heading_20_2" text:outline-level="2">2 x Back Doors (mounted on brick above deck doors) – Hanwha QNV-C9083R</text:h>
      <text:p text:style-name="Standard">• Key Features:</text:p>
      <text:p text:style-name="Standard">- Human detection with animal filtering</text:p>
      <text:p text:style-name="Standard">- Cameras mounted on brickwork to see over deck clutter</text:p>
      <text:p text:style-name="Standard">- Night optimized, durable IP66 housing</text:p>
      <text:p text:style-name="Standard">• Estimated Cost: $300–400 each</text:p>
      <text:p text:style-name="Standard">• Integration: ONVIF, RTSP, Synology + Frigate tested</text:p>
      <text:h text:style-name="Heading_20_2" text:outline-level="2">System AI – Home Assistant Server – Coral USB TPU + Frigate</text:h>
      <text:p text:style-name="Standard">• Key Features:</text:p>
      <text:p text:style-name="Standard">- Handles live object detection (face, person, vehicle, package)</text:p>
      <text:p text:style-name="Standard">- Processes RTSP feeds and triggers smart alerts</text:p>
      <text:p text:style-name="Standard">- No cloud processing; fully local inference</text:p>
      <text:p text:style-name="Standard">• Estimated Cost: $120–150</text:p>
      <text:p text:style-name="Standard"><text:soft-page-break/>• Integration: USB 3.0 TPU integrated with Frigate on HA Yellow</text:p>
      <text:h text:style-name="Heading_20_1" text:outline-level="1">Setup Checklist</text:h>
      <text:h text:style-name="Heading_20_2" text:outline-level="2">Local Server / AI Module</text:h>
      <text:p text:style-name="Standard">• Install Home Assistant OS on dedicated Yellow hardware</text:p>
      <text:p text:style-name="Standard">• Plug Coral USB TPU into USB 3.0 (direct or via short extension)</text:p>
      <text:p text:style-name="Standard">• Install Frigate add-on and verify TPU detection</text:p>
      <text:h text:style-name="Heading_20_2" text:outline-level="2">Network Configuration</text:h>
      <text:p text:style-name="Standard">• Assign static IPs for all cameras and HA server</text:p>
      <text:p text:style-name="Standard">• Disable cloud access on all cameras (block outbound)</text:p>
      <text:p text:style-name="Standard">• Segment camera VLAN if switch supports it</text:p>
      <text:h text:style-name="Heading_20_2" text:outline-level="2">Synology Surveillance Station</text:h>
      <text:p text:style-name="Standard">• Add all cameras via ONVIF or RTSP</text:p>
      <text:p text:style-name="Standard">• Configure 24/7 recording with motion bookmarks</text:p>
      <text:p text:style-name="Standard">• Apply 30-day retention policy for each stream</text:p>
      <text:p text:style-name="Standard">• Create per-zone motion detection maps</text:p>
      <text:p text:style-name="Standard">• Confirm playback UX via DS Cam app (for spouse)</text:p>
      <text:h text:style-name="Heading_20_2" text:outline-level="2">Frigate + HA Integration</text:h>
      <text:p text:style-name="Standard">• Define object detection zones per camera</text:p>
      <text:p text:style-name="Standard">• Enable snapshots for detected events</text:p>
      <text:p text:style-name="Standard">• Verify person, face, vehicle triggers</text:p>
      <text:p text:style-name="Standard">• Enable HA automations (e.g., announce known visitors)</text:p>
      <text:h text:style-name="Heading_20_2" text:outline-level="2">Physical Installation Notes</text:h>
      <text:p text:style-name="Standard">• Front door cams must be mounted in doorbell form factor with wiring to chime and HA</text:p>
      <text:p text:style-name="Standard">• Back door cams should mount on brick above each door with clean line of sight</text:p>
      <text:p text:style-name="Standard">• Driveway cam must be flush-mounted inside artificial rock structure</text:p>
      <text:p text:style-name="Standard">• Ensure all outdoor cams have IP66+ rating and use Po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2" meta:paragraph-count="63" meta:word-count="502" meta:character-count="3053"/>
    <dc:date>2025-06-29T21:11:01.86</dc:date>
    <dc:creator>Rick Ballard</dc:creator>
  </office:meta>
</office:document-meta>
</file>